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5.3854in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text-properties officeooo:rsid="000b5c1b" officeooo:paragraph-rsid="000b5c1b"/>
    </style:style>
    <style:style style:name="P2" style:family="paragraph" style:parent-style-name="Standard">
      <style:text-properties officeooo:rsid="000cb2f3" officeooo:paragraph-rsid="000cb2f3"/>
    </style:style>
    <style:style style:name="P3" style:family="paragraph" style:parent-style-name="Standard" style:list-style-name="L1">
      <style:text-properties officeooo:rsid="000cb2f3" officeooo:paragraph-rsid="000cb2f3"/>
    </style:style>
    <style:style style:name="P4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cb2f3" officeooo:paragraph-rsid="000cb2f3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text-properties fo:color="#808080" fo:font-style="italic" fo:font-weight="bold" officeooo:rsid="000cb2f3" officeooo:paragraph-rsid="000cb2f3" style:font-style-asian="italic" style:font-weight-asian="bold" style:font-style-complex="italic" style:font-weight-complex="bold"/>
    </style:style>
    <style:style style:name="P6" style:family="paragraph" style:parent-style-name="Standard">
      <style:text-properties fo:color="#333333" officeooo:rsid="000b5c1b" officeooo:paragraph-rsid="000b5c1b"/>
    </style:style>
    <style:style style:name="P7" style:family="paragraph" style:parent-style-name="Standard" style:list-style-name="L1">
      <style:text-properties officeooo:rsid="000e41a6" officeooo:paragraph-rsid="000e41a6"/>
    </style:style>
    <style:style style:name="P8" style:family="paragraph" style:parent-style-name="Standard">
      <style:text-properties officeooo:rsid="000e41a6" officeooo:paragraph-rsid="000e41a6"/>
    </style:style>
    <style:style style:name="P9" style:family="paragraph" style:parent-style-name="Standard">
      <style:text-properties officeooo:rsid="000e41a6" officeooo:paragraph-rsid="00106b9b"/>
    </style:style>
    <style:style style:name="P10" style:family="paragraph" style:parent-style-name="Standard">
      <style:text-properties officeooo:rsid="0012015b" officeooo:paragraph-rsid="0012015b"/>
    </style:style>
    <style:style style:name="P11" style:family="paragraph" style:parent-style-name="Standard">
      <style:text-properties officeooo:rsid="00137840" officeooo:paragraph-rsid="00137840"/>
    </style:style>
    <style:style style:name="P12" style:family="paragraph" style:parent-style-name="Table_20_Contents">
      <style:text-properties officeooo:rsid="000e41a6" officeooo:paragraph-rsid="000e41a6"/>
    </style:style>
    <style:style style:name="P13" style:family="paragraph" style:parent-style-name="Table_20_Contents">
      <style:text-properties officeooo:rsid="000fb34c" officeooo:paragraph-rsid="000fb34c"/>
    </style:style>
    <style:style style:name="P14" style:family="paragraph" style:parent-style-name="Table_20_Contents">
      <style:text-properties officeooo:rsid="00106b9b" officeooo:paragraph-rsid="00106b9b"/>
    </style:style>
    <style:style style:name="P15" style:family="paragraph" style:parent-style-name="Table_20_Contents">
      <style:text-properties officeooo:rsid="0012015b" officeooo:paragraph-rsid="0012015b"/>
    </style:style>
    <style:style style:name="P16" style:family="paragraph" style:parent-style-name="Table_20_Contents">
      <style:text-properties officeooo:rsid="00137840" officeooo:paragraph-rsid="00137840"/>
    </style:style>
    <style:style style:name="P17" style:family="paragraph">
      <style:text-properties style:font-name="F" fo:font-size="12pt"/>
    </style:style>
    <style:style style:name="T1" style:family="text">
      <style:text-properties officeooo:rsid="000fb34c"/>
    </style:style>
    <style:style style:name="T2" style:family="text">
      <style:text-properties officeooo:rsid="000fb34c" fo:background-color="#ed1c24" loext:char-shading-value="0"/>
    </style:style>
    <style:style style:name="T3" style:family="text">
      <style:text-properties officeooo:rsid="00106b9b"/>
    </style:style>
    <style:style style:name="T4" style:family="text">
      <style:text-properties officeooo:rsid="0012015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isual Studio Core extensions installed</text:p>
      <text:p text:style-name="P6">Live server</text:p>
      <text:p text:style-name="P6">html css support</text:p>
      <text:p text:style-name="P6">intelliSense for CSS class na</text:p>
      <text:p text:style-name="P6">prettier</text:p>
      <text:p text:style-name="P1"/>
      <text:p text:style-name="P11">Google Lighthouse</text:p>
      <text:p text:style-name="P11"/>
      <text:p text:style-name="P11"/>
      <text:p text:style-name="P8"><office:annotation office:name="__Annotation__1_1273053157"><dc:creator>Unknown Author</dc:creator><dc:date>2019-10-21T12:20:26.032040102</dc:date><text:p text:style-name="P17"><text:span text:style-name="T5">NOTE: display: block // display: inline changes default.</text:span></text:p></office:annotation>Block elements: </text:p>
      <text:p text:style-name="P8">Inline elements: <text:span text:style-name="T2">&lt;em&gt;, &lt;b&gt;, &lt;i&gt;, &lt;time&gt;</text:span><office:annotation-end office:name="__Annotation__1_1273053157"/>, <text:span text:style-name="T3">&lt;strong&gt;</text:span></text:p>
      <text:p text:style-name="P10">Semantic elements: <text:span text:style-name="T3">main, nav, section, article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title=””</text:p>
          </table:table-cell>
          <table:table-cell table:style-name="Table1.A1" office:value-type="string">
            <text:p text:style-name="P12">Attribute for &lt;p&gt;. Hover text.</text:p>
          </table:table-cell>
        </table:table-row>
        <table:table-row>
          <table:table-cell table:style-name="Table1.A1" office:value-type="string">
            <text:p text:style-name="P12">&lt;form&gt;</text:p>
            <text:p text:style-name="P12"><text:s text:c="4"/>&lt;label&gt;</text:p>
            <text:p text:style-name="P12"><text:s text:c="4"/>&lt;input&gt;</text:p>
          </table:table-cell>
          <table:table-cell table:style-name="Table1.A1" office:value-type="string">
            <text:p text:style-name="P12">Label: for=”” attribute</text:p>
          </table:table-cell>
        </table:table-row>
        <table:table-row>
          <table:table-cell table:style-name="Table1.A1" office:value-type="string">
            <text:p text:style-name="Table_20_Contents">datetime="2018-07-07"</text:p>
          </table:table-cell>
          <table:table-cell table:style-name="Table1.A1" office:value-type="string">
            <text:p text:style-name="Table_20_Contents"><text:s/><text:span text:style-name="T1">Attribute for &lt;time&gt;</text:span></text:p>
          </table:table-cell>
        </table:table-row>
        <table:table-row>
          <table:table-cell table:style-name="Table1.A1" office:value-type="string">
            <text:p text:style-name="P13">&lt;em&gt;</text:p>
          </table:table-cell>
          <table:table-cell table:style-name="Table1.A1" office:value-type="string">
            <text:p text:style-name="P13">Negrita</text:p>
          </table:table-cell>
        </table:table-row>
        <table:table-row>
          <table:table-cell table:style-name="Table1.A1" office:value-type="string">
            <text:p text:style-name="P13">&lt;b&gt;</text:p>
          </table:table-cell>
          <table:table-cell table:style-name="Table1.A1" office:value-type="string">
            <text:p text:style-name="P13">?</text:p>
          </table:table-cell>
        </table:table-row>
        <table:table-row>
          <table:table-cell table:style-name="Table1.A1" office:value-type="string">
            <text:p text:style-name="P13">&lt;i&gt;</text:p>
          </table:table-cell>
          <table:table-cell table:style-name="Table1.A1" office:value-type="string">
            <text:p text:style-name="P13">Cursiva</text:p>
          </table:table-cell>
        </table:table-row>
        <table:table-row>
          <table:table-cell table:style-name="Table1.A1" office:value-type="string">
            <text:p text:style-name="P13">&lt;textarea&gt;</text:p>
          </table:table-cell>
          <table:table-cell table:style-name="Table1.A1" office:value-type="string">
            <text:p text:style-name="P13">Within form. Cols=”” and rows=”” <text:s/>attributes</text:p>
          </table:table-cell>
        </table:table-row>
        <table:table-row>
          <table:table-cell table:style-name="Table1.A1" office:value-type="string">
            <text:p text:style-name="P9"><text:span text:style-name="T3">&lt;strong&gt;</text:span></text:p>
          </table:table-cell>
          <table:table-cell table:style-name="Table1.A1" office:value-type="string">
            <text:p text:style-name="P14">Like &lt;b&gt; but search engine preference. <text:span text:style-name="T4">Can be de-styled to read normal but have semantics.</text:span></text:p>
          </table:table-cell>
        </table:table-row>
        <table:table-row>
          <table:table-cell table:style-name="Table1.A1" office:value-type="string">
            <text:p text:style-name="P10">&lt;figcaption&gt;</text:p>
          </table:table-cell>
          <table:table-cell table:style-name="Table1.A1" office:value-type="string">
            <text:p text:style-name="P15">Inside &lt;figure&gt;. Takes Source: &lt;a href=””&gt;&lt;/a&gt;</text:p>
          </table:table-cell>
        </table:table-row>
        <table:table-row>
          <table:table-cell table:style-name="Table1.A1" office:value-type="string">
            <text:p text:style-name="P11">Iframe</text:p>
          </table:table-cell>
          <table:table-cell table:style-name="Table1.A1" office:value-type="string">
            <text:p text:style-name="P16">Embeds youtube video</text:p>
          </table:table-cell>
        </table:table-row>
        <table:table-row>
          <table:table-cell table:style-name="Table1.A1" office:value-type="string">
            <text:p text:style-name="P11">&lt;small&gt;</text:p>
          </table:table-cell>
          <table:table-cell table:style-name="Table1.A1" office:value-type="string">
            <text:p text:style-name="P16">Inside &lt;footer&gt;. Used for copyright (just text inside tags)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6"/>
          </table:table-cell>
        </table:table-row>
      </table:table>
      <text:p text:style-name="P8"/>
      <text:p text:style-name="P1"/>
      <text:p text:style-name="P4">Terminology</text:p>
      <text:p text:style-name="P4"/>
      <text:list xml:id="list947999446" text:style-name="L1">
        <text:list-item>
          <text:p text:style-name="P3">grandchild</text:p>
        </text:list-item>
      </text:list>
      <text:p text:style-name="P2"/>
      <text:p text:style-name="P2"/>
      <text:list xml:id="list132852641950548" text:continue-numbering="true" text:style-name="L1">
        <text:list-item>
          <text:p text:style-name="P7">toolti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1:39:41.737089109</meta:creation-date>
    <meta:generator>LibreOffice/6.0.7.3$Linux_X86_64 LibreOffice_project/00m0$Build-3</meta:generator>
    <dc:date>2019-10-21T13:28:52.385929813</dc:date>
    <meta:editing-duration>PT27M13S</meta:editing-duration>
    <meta:editing-cycles>1</meta:editing-cycles>
    <meta:document-statistic meta:table-count="1" meta:image-count="0" meta:object-count="0" meta:page-count="1" meta:paragraph-count="36" meta:word-count="104" meta:character-count="720" meta:non-whitespace-character-count="642"/>
  </office:meta>
</office:document-meta>
</file>